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wind_scenario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  <table:table-cell office:value-type="string">
            <text:p>x11</text:p>
          </table:table-cell>
          <table:table-cell office:value-type="string">
            <text:p>x12</text:p>
          </table:table-cell>
          <table:table-cell office:value-type="string">
            <text:p>x13</text:p>
          </table:table-cell>
          <table:table-cell office:value-type="string">
            <text:p>x14</text:p>
          </table:table-cell>
          <table:table-cell office:value-type="string">
            <text:p>x15</text:p>
          </table:table-cell>
          <table:table-cell office:value-type="string">
            <text:p>x16</text:p>
          </table:table-cell>
          <table:table-cell office:value-type="string">
            <text:p>x17</text:p>
          </table:table-cell>
          <table:table-cell office:value-type="string">
            <text:p>x18</text:p>
          </table:table-cell>
          <table:table-cell office:value-type="string">
            <text:p>x19</text:p>
          </table:table-cell>
          <table:table-cell office:value-type="string">
            <text:p>x20</text:p>
          </table:table-cell>
          <table:table-cell office:value-type="string">
            <text:p>x21</text:p>
          </table:table-cell>
          <table:table-cell office:value-type="string">
            <text:p>x22</text:p>
          </table:table-cell>
          <table:table-cell office:value-type="string">
            <text:p>x23</text:p>
          </table:table-cell>
          <table:table-cell office:value-type="string">
            <text:p>x24</text:p>
          </table:table-cell>
          <table:table-cell office:value-type="string">
            <text:p>x25</text:p>
          </table:table-cell>
        </table:table-row>
        <table:table-row>
          <table:table-cell office:value-type="string">
            <text:p>s1</text:p>
          </table:table-cell>
          <table:table-cell office:value-type="float" office:value="0.009167396098874885"/>
          <table:table-cell office:value-type="float" office:value="0.05570772374240008"/>
          <table:table-cell office:value-type="float" office:value="0.08014913734875671"/>
          <table:table-cell office:value-type="float" office:value="0.24023194671751322"/>
          <table:table-cell office:value-type="float" office:value="0.3092438171567926"/>
          <table:table-cell office:value-type="float" office:value="0.2944163398716964"/>
          <table:table-cell office:value-type="float" office:value="0.061521907831653184"/>
          <table:table-cell office:value-type="float" office:value="0.13895196584062167"/>
          <table:table-cell office:value-type="float" office:value="0.1808127878471473"/>
          <table:table-cell office:value-type="float" office:value="0.6285030025224727"/>
          <table:table-cell office:value-type="float" office:value="0.6678604082244983"/>
          <table:table-cell office:value-type="float" office:value="0.45404804008258576"/>
          <table:table-cell office:value-type="float" office:value="0.37834898371872966"/>
          <table:table-cell office:value-type="float" office:value="0.05848995345633964"/>
          <table:table-cell office:value-type="float" office:value="0.060719877554383704"/>
          <table:table-cell office:value-type="float" office:value="0.04704855130283519"/>
          <table:table-cell office:value-type="float" office:value="0.04317706100862856"/>
          <table:table-cell office:value-type="float" office:value="0.15690925602731348"/>
          <table:table-cell office:value-type="float" office:value="0.6355487730963311"/>
          <table:table-cell office:value-type="float" office:value="0.34810855311743677"/>
          <table:table-cell office:value-type="float" office:value="0.35989319380203183"/>
          <table:table-cell office:value-type="float" office:value="0.11491191643359715"/>
          <table:table-cell office:value-type="float" office:value="0.07814545665073984"/>
          <table:table-cell office:value-type="float" office:value="0.323237680740837"/>
        </table:table-row>
        <table:table-row>
          <table:table-cell office:value-type="string">
            <text:p>s2</text:p>
          </table:table-cell>
          <table:table-cell office:value-type="float" office:value="0.3005200668326754"/>
          <table:table-cell office:value-type="float" office:value="0.5200926633173238"/>
          <table:table-cell office:value-type="float" office:value="0.34657209877269524"/>
          <table:table-cell office:value-type="float" office:value="0.11542889520668992"/>
          <table:table-cell office:value-type="float" office:value="0.33164826604207415"/>
          <table:table-cell office:value-type="float" office:value="0.35510771345300546"/>
          <table:table-cell office:value-type="float" office:value="0.29730843209983426"/>
          <table:table-cell office:value-type="float" office:value="0.12206938950606905"/>
          <table:table-cell office:value-type="float" office:value="0.11425699959628421"/>
          <table:table-cell office:value-type="float" office:value="0.05525196073277323"/>
          <table:table-cell office:value-type="float" office:value="0.050243423179909985"/>
          <table:table-cell office:value-type="float" office:value="0.21293362324463297"/>
          <table:table-cell office:value-type="float" office:value="0.12881408251228513"/>
          <table:table-cell office:value-type="float" office:value="0.41737598133809034"/>
          <table:table-cell office:value-type="float" office:value="0.2750813652026283"/>
          <table:table-cell office:value-type="float" office:value="0.29937647410174556"/>
          <table:table-cell office:value-type="float" office:value="0.2862838736601747"/>
          <table:table-cell office:value-type="float" office:value="0.2390758099365933"/>
          <table:table-cell office:value-type="float" office:value="0.08836068723846935"/>
          <table:table-cell office:value-type="float" office:value="0.1303714158683188"/>
          <table:table-cell office:value-type="float" office:value="0.16884482686069593"/>
          <table:table-cell office:value-type="float" office:value="0.21584509628367876"/>
          <table:table-cell office:value-type="float" office:value="0.25385679946867673"/>
          <table:table-cell office:value-type="float" office:value="0.2869850577552156"/>
        </table:table-row>
        <table:table-row>
          <table:table-cell office:value-type="string">
            <text:p>s3</text:p>
          </table:table-cell>
          <table:table-cell office:value-type="float" office:value="0.0037001772949448643"/>
          <table:table-cell office:value-type="float" office:value="0.02777685537755148"/>
          <table:table-cell office:value-type="float" office:value="0.18186352107866818"/>
          <table:table-cell office:value-type="float" office:value="0.09931946920632005"/>
          <table:table-cell office:value-type="float" office:value="0.05287588040341026"/>
          <table:table-cell office:value-type="float" office:value="0.059461437879634704"/>
          <table:table-cell office:value-type="float" office:value="0.11839277694249821"/>
          <table:table-cell office:value-type="float" office:value="0.37155765117389433"/>
          <table:table-cell office:value-type="float" office:value="0.21240423728905092"/>
          <table:table-cell office:value-type="float" office:value="0.05667240627263661"/>
          <table:table-cell office:value-type="float" office:value="0.02858911305589784"/>
          <table:table-cell office:value-type="float" office:value="0.0005919954698208848"/>
          <table:table-cell office:value-type="float" office:value="3.814596002746451e-05"/>
          <table:table-cell office:value-type="float" office:value="0.007633066392829689"/>
          <table:table-cell office:value-type="float" office:value="0.054592174220073036"/>
          <table:table-cell office:value-type="float" office:value="0.09472686485111936"/>
          <table:table-cell office:value-type="float" office:value="0.11865593835590256"/>
          <table:table-cell office:value-type="float" office:value="0.09365279960067256"/>
          <table:table-cell office:value-type="float" office:value="0.17166220610907504"/>
          <table:table-cell office:value-type="float" office:value="0.19156522628993178"/>
          <table:table-cell office:value-type="float" office:value="0.09008563317999992"/>
          <table:table-cell office:value-type="float" office:value="0.07766291006096619"/>
          <table:table-cell office:value-type="float" office:value="0.25551105133236185"/>
          <table:table-cell office:value-type="float" office:value="0.13701298453996244"/>
        </table:table-row>
        <table:table-row>
          <table:table-cell office:value-type="string">
            <text:p>s4</text:p>
          </table:table-cell>
          <table:table-cell office:value-type="float" office:value="0.1713769823755822"/>
          <table:table-cell office:value-type="float" office:value="0.1785192746182542"/>
          <table:table-cell office:value-type="float" office:value="0.10957424679448659"/>
          <table:table-cell office:value-type="float" office:value="0.09296001900689983"/>
          <table:table-cell office:value-type="float" office:value="0.19033418048751174"/>
          <table:table-cell office:value-type="float" office:value="0.25027233974520713"/>
          <table:table-cell office:value-type="float" office:value="0.12261409154745916"/>
          <table:table-cell office:value-type="float" office:value="0.029021542045974746"/>
          <table:table-cell office:value-type="float" office:value="0.0372355006989036"/>
          <table:table-cell office:value-type="float" office:value="0.16522298389928555"/>
          <table:table-cell office:value-type="float" office:value="0.18063571157908173"/>
          <table:table-cell office:value-type="float" office:value="0.1633109401122335"/>
          <table:table-cell office:value-type="float" office:value="0.07166601769168389"/>
          <table:table-cell office:value-type="float" office:value="0.08405180993250176"/>
          <table:table-cell office:value-type="float" office:value="0.116399844832778"/>
          <table:table-cell office:value-type="float" office:value="0.02368643159860762"/>
          <table:table-cell office:value-type="float" office:value="0.010772191760809713"/>
          <table:table-cell office:value-type="float" office:value="0.012645890861009812"/>
          <table:table-cell office:value-type="float" office:value="0.03131791021437983"/>
          <table:table-cell office:value-type="float" office:value="0.06660327038329443"/>
          <table:table-cell office:value-type="float" office:value="0.06428810486683612"/>
          <table:table-cell office:value-type="float" office:value="0.12991839020741155"/>
          <table:table-cell office:value-type="float" office:value="0.2549897460825446"/>
          <table:table-cell office:value-type="float" office:value="0.10242485310109199"/>
        </table:table-row>
        <table:table-row>
          <table:table-cell office:value-type="string">
            <text:p>s5</text:p>
          </table:table-cell>
          <table:table-cell office:value-type="float" office:value="0.29260791511690043"/>
          <table:table-cell office:value-type="float" office:value="0.5070058859078341"/>
          <table:table-cell office:value-type="float" office:value="0.7060563070216829"/>
          <table:table-cell office:value-type="float" office:value="0.6933993416786568"/>
          <table:table-cell office:value-type="float" office:value="0.6798373869178101"/>
          <table:table-cell office:value-type="float" office:value="0.13144166403008603"/>
          <table:table-cell office:value-type="float" office:value="0.07234808803522912"/>
          <table:table-cell office:value-type="float" office:value="0.18771261912744328"/>
          <table:table-cell office:value-type="float" office:value="0.1570053718003873"/>
          <table:table-cell office:value-type="float" office:value="0.04600208493316646"/>
          <table:table-cell office:value-type="float" office:value="0.003357506962466757"/>
          <table:table-cell office:value-type="float" office:value="0.0"/>
          <table:table-cell office:value-type="float" office:value="0.06245409453962516"/>
          <table:table-cell office:value-type="float" office:value="0.028437586126210616"/>
          <table:table-cell office:value-type="float" office:value="0.009859174676821637"/>
          <table:table-cell office:value-type="float" office:value="0.04207685681242037"/>
          <table:table-cell office:value-type="float" office:value="0.13710241348685398"/>
          <table:table-cell office:value-type="float" office:value="0.22678161603038727"/>
          <table:table-cell office:value-type="float" office:value="0.1187728262180554"/>
          <table:table-cell office:value-type="float" office:value="0.15074068085738887"/>
          <table:table-cell office:value-type="float" office:value="0.25028972377964015"/>
          <table:table-cell office:value-type="float" office:value="0.30647033430141596"/>
          <table:table-cell office:value-type="float" office:value="0.21403293219073202"/>
          <table:table-cell office:value-type="float" office:value="0.25059343586767696"/>
        </table:table-row>
        <table:table-row>
          <table:table-cell office:value-type="string">
            <text:p>s6</text:p>
          </table:table-cell>
          <table:table-cell office:value-type="float" office:value="0.10532096419371036"/>
          <table:table-cell office:value-type="float" office:value="0.14766277245621742"/>
          <table:table-cell office:value-type="float" office:value="0.12539828047489057"/>
          <table:table-cell office:value-type="float" office:value="0.16404210851267367"/>
          <table:table-cell office:value-type="float" office:value="0.14035487872347774"/>
          <table:table-cell office:value-type="float" office:value="0.11016409641117998"/>
          <table:table-cell office:value-type="float" office:value="0.11030527826862051"/>
          <table:table-cell office:value-type="float" office:value="0.2596684699376423"/>
          <table:table-cell office:value-type="float" office:value="0.10836593851859101"/>
          <table:table-cell office:value-type="float" office:value="0.2724183517540046"/>
          <table:table-cell office:value-type="float" office:value="0.5816292055265111"/>
          <table:table-cell office:value-type="float" office:value="0.6308046210608994"/>
          <table:table-cell office:value-type="float" office:value="0.6742798235579329"/>
          <table:table-cell office:value-type="float" office:value="0.5988235755961177"/>
          <table:table-cell office:value-type="float" office:value="0.4717436871317502"/>
          <table:table-cell office:value-type="float" office:value="0.481384825060349"/>
          <table:table-cell office:value-type="float" office:value="0.46179742339167557"/>
          <table:table-cell office:value-type="float" office:value="0.3271620182557309"/>
          <table:table-cell office:value-type="float" office:value="0.22110513130346876"/>
          <table:table-cell office:value-type="float" office:value="0.43771123452725497"/>
          <table:table-cell office:value-type="float" office:value="0.7254218012126503"/>
          <table:table-cell office:value-type="float" office:value="0.8821955601821365"/>
          <table:table-cell office:value-type="float" office:value="0.6739407619438035"/>
          <table:table-cell office:value-type="float" office:value="0.39890470298013153"/>
        </table:table-row>
        <table:table-row>
          <table:table-cell office:value-type="string">
            <text:p>s7</text:p>
          </table:table-cell>
          <table:table-cell office:value-type="float" office:value="0.21251934912797163"/>
          <table:table-cell office:value-type="float" office:value="0.0610724159121128"/>
          <table:table-cell office:value-type="float" office:value="0.23635139331196656"/>
          <table:table-cell office:value-type="float" office:value="0.5444921297041858"/>
          <table:table-cell office:value-type="float" office:value="0.24806041783221686"/>
          <table:table-cell office:value-type="float" office:value="0.27542341054203473"/>
          <table:table-cell office:value-type="float" office:value="0.15617184206368534"/>
          <table:table-cell office:value-type="float" office:value="0.022960082799778254"/>
          <table:table-cell office:value-type="float" office:value="0.033846219572015855"/>
          <table:table-cell office:value-type="float" office:value="0.006065574279197672"/>
          <table:table-cell office:value-type="float" office:value="0.1009826102778308"/>
          <table:table-cell office:value-type="float" office:value="0.35735344950310105"/>
          <table:table-cell office:value-type="float" office:value="0.31012454197808564"/>
          <table:table-cell office:value-type="float" office:value="0.2731462073139812"/>
          <table:table-cell office:value-type="float" office:value="0.27129727960050914"/>
          <table:table-cell office:value-type="float" office:value="0.11867543386207369"/>
          <table:table-cell office:value-type="float" office:value="0.10894435636688406"/>
          <table:table-cell office:value-type="float" office:value="0.10433682226545545"/>
          <table:table-cell office:value-type="float" office:value="0.09628683245599773"/>
          <table:table-cell office:value-type="float" office:value="0.06599751461260277"/>
          <table:table-cell office:value-type="float" office:value="0.19401766089011305"/>
          <table:table-cell office:value-type="float" office:value="0.22953442745025218"/>
          <table:table-cell office:value-type="float" office:value="0.06535870804707528"/>
          <table:table-cell office:value-type="float" office:value="0.23751535147037128"/>
        </table:table-row>
        <table:table-row>
          <table:table-cell office:value-type="string">
            <text:p>s8</text:p>
          </table:table-cell>
          <table:table-cell office:value-type="float" office:value="0.05596002011092921"/>
          <table:table-cell office:value-type="float" office:value="0.12435752260688161"/>
          <table:table-cell office:value-type="float" office:value="0.25061466255137776"/>
          <table:table-cell office:value-type="float" office:value="0.08250163408502613"/>
          <table:table-cell office:value-type="float" office:value="0.07056259689517436"/>
          <table:table-cell office:value-type="float" office:value="0.10806993457611475"/>
          <table:table-cell office:value-type="float" office:value="0.287869468976318"/>
          <table:table-cell office:value-type="float" office:value="0.2110113216968369"/>
          <table:table-cell office:value-type="float" office:value="0.17524640683509685"/>
          <table:table-cell office:value-type="float" office:value="0.2025277368655902"/>
          <table:table-cell office:value-type="float" office:value="0.1377584341592244"/>
          <table:table-cell office:value-type="float" office:value="0.10114892017548915"/>
          <table:table-cell office:value-type="float" office:value="0.09635010566911378"/>
          <table:table-cell office:value-type="float" office:value="0.12559475349886545"/>
          <table:table-cell office:value-type="float" office:value="0.1132002158706384"/>
          <table:table-cell office:value-type="float" office:value="0.22581727033673793"/>
          <table:table-cell office:value-type="float" office:value="0.2873991749164541"/>
          <table:table-cell office:value-type="float" office:value="0.1366552684108722"/>
          <table:table-cell office:value-type="float" office:value="0.12957730916832086"/>
          <table:table-cell office:value-type="float" office:value="0.052692331191722175"/>
          <table:table-cell office:value-type="float" office:value="0.028334629556698656"/>
          <table:table-cell office:value-type="float" office:value="0.010566508041886358"/>
          <table:table-cell office:value-type="float" office:value="0.011018727872379902"/>
          <table:table-cell office:value-type="float" office:value="0.0"/>
        </table:table-row>
        <table:table-row>
          <table:table-cell office:value-type="string">
            <text:p>s9</text:p>
          </table:table-cell>
          <table:table-cell office:value-type="float" office:value="0.04989029386341062"/>
          <table:table-cell office:value-type="float" office:value="0.11297277516507935"/>
          <table:table-cell office:value-type="float" office:value="0.10693080709000331"/>
          <table:table-cell office:value-type="float" office:value="0.008243894204085977"/>
          <table:table-cell office:value-type="float" office:value="0.0"/>
          <table:table-cell office:value-type="float" office:value="0.0"/>
          <table:table-cell office:value-type="float" office:value="0.0003391193706162084"/>
          <table:table-cell office:value-type="float" office:value="0.016648948298370797"/>
          <table:table-cell office:value-type="float" office:value="0.23415343734227304"/>
          <table:table-cell office:value-type="float" office:value="0.28282550609448526"/>
          <table:table-cell office:value-type="float" office:value="0.2589486141658181"/>
          <table:table-cell office:value-type="float" office:value="0.224028518280021"/>
          <table:table-cell office:value-type="float" office:value="0.20436039034936412"/>
          <table:table-cell office:value-type="float" office:value="0.08812059068799612"/>
          <table:table-cell office:value-type="float" office:value="0.13958640686738563"/>
          <table:table-cell office:value-type="float" office:value="0.10432477962066444"/>
          <table:table-cell office:value-type="float" office:value="0.10186771438114713"/>
          <table:table-cell office:value-type="float" office:value="0.049628769726614196"/>
          <table:table-cell office:value-type="float" office:value="0.2046195550159279"/>
          <table:table-cell office:value-type="float" office:value="0.44898423685313427"/>
          <table:table-cell office:value-type="float" office:value="0.4744479731721544"/>
          <table:table-cell office:value-type="float" office:value="0.18416694192096958"/>
          <table:table-cell office:value-type="float" office:value="0.17283835788875043"/>
          <table:table-cell office:value-type="float" office:value="0.20885026571631035"/>
        </table:table-row>
        <table:table-row>
          <table:table-cell office:value-type="string">
            <text:p>s10</text:p>
          </table:table-cell>
          <table:table-cell office:value-type="float" office:value="0.02903330142810444"/>
          <table:table-cell office:value-type="float" office:value="0.005283339359271145"/>
          <table:table-cell office:value-type="float" office:value="0.07125477278582314"/>
          <table:table-cell office:value-type="float" office:value="0.21475580328831687"/>
          <table:table-cell office:value-type="float" office:value="0.3254593459509602"/>
          <table:table-cell office:value-type="float" office:value="0.44423602459241845"/>
          <table:table-cell office:value-type="float" office:value="0.23516919352174323"/>
          <table:table-cell office:value-type="float" office:value="0.16156367116184042"/>
          <table:table-cell office:value-type="float" office:value="0.15774468174702116"/>
          <table:table-cell office:value-type="float" office:value="0.24897340149581468"/>
          <table:table-cell office:value-type="float" office:value="0.17555137646192"/>
          <table:table-cell office:value-type="float" office:value="0.14243188469295995"/>
          <table:table-cell office:value-type="float" office:value="0.19967985113981127"/>
          <table:table-cell office:value-type="float" office:value="0.2920693655678001"/>
          <table:table-cell office:value-type="float" office:value="0.3785034869098953"/>
          <table:table-cell office:value-type="float" office:value="0.2159117217456726"/>
          <table:table-cell office:value-type="float" office:value="0.2703835878626539"/>
          <table:table-cell office:value-type="float" office:value="0.1671212024328295"/>
          <table:table-cell office:value-type="float" office:value="0.10104578231828182"/>
          <table:table-cell office:value-type="float" office:value="0.020403614129159687"/>
          <table:table-cell office:value-type="float" office:value="0.09416339470445718"/>
          <table:table-cell office:value-type="float" office:value="0.26178528786026556"/>
          <table:table-cell office:value-type="float" office:value="0.2526339039334502"/>
          <table:table-cell office:value-type="float" office:value="0.19369259974330447"/>
        </table:table-row>
      </table:table>
      <table:table table:name="pv_scenario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  <table:table-cell office:value-type="string">
            <text:p>x11</text:p>
          </table:table-cell>
          <table:table-cell office:value-type="string">
            <text:p>x12</text:p>
          </table:table-cell>
          <table:table-cell office:value-type="string">
            <text:p>x13</text:p>
          </table:table-cell>
          <table:table-cell office:value-type="string">
            <text:p>x14</text:p>
          </table:table-cell>
          <table:table-cell office:value-type="string">
            <text:p>x15</text:p>
          </table:table-cell>
          <table:table-cell office:value-type="string">
            <text:p>x16</text:p>
          </table:table-cell>
          <table:table-cell office:value-type="string">
            <text:p>x17</text:p>
          </table:table-cell>
          <table:table-cell office:value-type="string">
            <text:p>x18</text:p>
          </table:table-cell>
          <table:table-cell office:value-type="string">
            <text:p>x19</text:p>
          </table:table-cell>
          <table:table-cell office:value-type="string">
            <text:p>x20</text:p>
          </table:table-cell>
          <table:table-cell office:value-type="string">
            <text:p>x21</text:p>
          </table:table-cell>
          <table:table-cell office:value-type="string">
            <text:p>x22</text:p>
          </table:table-cell>
          <table:table-cell office:value-type="string">
            <text:p>x23</text:p>
          </table:table-cell>
          <table:table-cell office:value-type="string">
            <text:p>x24</text:p>
          </table:table-cell>
          <table:table-cell office:value-type="string">
            <text:p>x25</text:p>
          </table:table-cell>
        </table:table-row>
        <table:table-row>
          <table:table-cell office:value-type="string">
            <text:p>s1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927776598328928"/>
          <table:table-cell office:value-type="float" office:value="0.3930619662741877"/>
          <table:table-cell office:value-type="float" office:value="0.5868447326802146"/>
          <table:table-cell office:value-type="float" office:value="0.6439634555828839"/>
          <table:table-cell office:value-type="float" office:value="0.7576505457255986"/>
          <table:table-cell office:value-type="float" office:value="0.7887923246149934"/>
          <table:table-cell office:value-type="float" office:value="0.7392148339551216"/>
          <table:table-cell office:value-type="float" office:value="0.6041395191832735"/>
          <table:table-cell office:value-type="float" office:value="0.5177839569945526"/>
          <table:table-cell office:value-type="float" office:value="0.36036704204495185"/>
          <table:table-cell office:value-type="float" office:value="0.07870845747480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  <table:table-row>
          <table:table-cell office:value-type="string">
            <text:p>s2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8424803841635976"/>
          <table:table-cell office:value-type="float" office:value="0.36114968599341235"/>
          <table:table-cell office:value-type="float" office:value="0.5085666316378421"/>
          <table:table-cell office:value-type="float" office:value="0.7251533594675799"/>
          <table:table-cell office:value-type="float" office:value="0.6891126440428674"/>
          <table:table-cell office:value-type="float" office:value="0.6979749368141115"/>
          <table:table-cell office:value-type="float" office:value="0.6706762682164034"/>
          <table:table-cell office:value-type="float" office:value="0.6838316676840279"/>
          <table:table-cell office:value-type="float" office:value="0.43668415615548933"/>
          <table:table-cell office:value-type="float" office:value="0.3727030381309284"/>
          <table:table-cell office:value-type="float" office:value="0.03199055901228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  <table:table-row>
          <table:table-cell office:value-type="string">
            <text:p>s3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10321164427108985"/>
          <table:table-cell office:value-type="float" office:value="0.402947192119926"/>
          <table:table-cell office:value-type="float" office:value="0.5828036216731383"/>
          <table:table-cell office:value-type="float" office:value="0.6340279866533121"/>
          <table:table-cell office:value-type="float" office:value="0.7010645131170649"/>
          <table:table-cell office:value-type="float" office:value="0.7944563359163958"/>
          <table:table-cell office:value-type="float" office:value="0.7662610957789995"/>
          <table:table-cell office:value-type="float" office:value="0.5834487997331589"/>
          <table:table-cell office:value-type="float" office:value="0.47563382706877855"/>
          <table:table-cell office:value-type="float" office:value="0.31827699244670216"/>
          <table:table-cell office:value-type="float" office:value="0.078678417311038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  <table:table-row>
          <table:table-cell office:value-type="string">
            <text:p>s4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6636918198439302"/>
          <table:table-cell office:value-type="float" office:value="0.3919793855470871"/>
          <table:table-cell office:value-type="float" office:value="0.5827983467569056"/>
          <table:table-cell office:value-type="float" office:value="0.6613542771483232"/>
          <table:table-cell office:value-type="float" office:value="0.7603705304173539"/>
          <table:table-cell office:value-type="float" office:value="0.7695409779349811"/>
          <table:table-cell office:value-type="float" office:value="0.7315678193070624"/>
          <table:table-cell office:value-type="float" office:value="0.6025637395726773"/>
          <table:table-cell office:value-type="float" office:value="0.5344658860322624"/>
          <table:table-cell office:value-type="float" office:value="0.34202033174834"/>
          <table:table-cell office:value-type="float" office:value="0.09622277714196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  <table:table-row>
          <table:table-cell office:value-type="string">
            <text:p>s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5964728908841801"/>
          <table:table-cell office:value-type="float" office:value="0.4005919200438834"/>
          <table:table-cell office:value-type="float" office:value="0.556039916881113"/>
          <table:table-cell office:value-type="float" office:value="0.6810722491902496"/>
          <table:table-cell office:value-type="float" office:value="0.7673176057397069"/>
          <table:table-cell office:value-type="float" office:value="0.7379210041650585"/>
          <table:table-cell office:value-type="float" office:value="0.6998438325759342"/>
          <table:table-cell office:value-type="float" office:value="0.6258948829126127"/>
          <table:table-cell office:value-type="float" office:value="0.48176635567145504"/>
          <table:table-cell office:value-type="float" office:value="0.2547838031641601"/>
          <table:table-cell office:value-type="float" office:value="0.113491276253647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  <table:table-row>
          <table:table-cell office:value-type="string">
            <text:p>s6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6991587175608673"/>
          <table:table-cell office:value-type="float" office:value="0.35118705144809514"/>
          <table:table-cell office:value-type="float" office:value="0.5164188071496659"/>
          <table:table-cell office:value-type="float" office:value="0.682061625697176"/>
          <table:table-cell office:value-type="float" office:value="0.728377480940213"/>
          <table:table-cell office:value-type="float" office:value="0.736094353545235"/>
          <table:table-cell office:value-type="float" office:value="0.688046268516127"/>
          <table:table-cell office:value-type="float" office:value="0.6523404624802179"/>
          <table:table-cell office:value-type="float" office:value="0.4902957726379221"/>
          <table:table-cell office:value-type="float" office:value="0.26341718455871727"/>
          <table:table-cell office:value-type="float" office:value="0.113439294039602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  <table:table-row>
          <table:table-cell office:value-type="string">
            <text:p>s7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9751356108273994"/>
          <table:table-cell office:value-type="float" office:value="0.39043952579396746"/>
          <table:table-cell office:value-type="float" office:value="0.5266712658284955"/>
          <table:table-cell office:value-type="float" office:value="0.6824519537713477"/>
          <table:table-cell office:value-type="float" office:value="0.7692810774334905"/>
          <table:table-cell office:value-type="float" office:value="0.7428185360892422"/>
          <table:table-cell office:value-type="float" office:value="0.6801202267056827"/>
          <table:table-cell office:value-type="float" office:value="0.6463332789556389"/>
          <table:table-cell office:value-type="float" office:value="0.5047707554956881"/>
          <table:table-cell office:value-type="float" office:value="0.2793777790624966"/>
          <table:table-cell office:value-type="float" office:value="0.112696488216595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  <table:table-row>
          <table:table-cell office:value-type="string">
            <text:p>s8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9874959885774386"/>
          <table:table-cell office:value-type="float" office:value="0.3418836940644548"/>
          <table:table-cell office:value-type="float" office:value="0.5327879678458679"/>
          <table:table-cell office:value-type="float" office:value="0.7045436736469266"/>
          <table:table-cell office:value-type="float" office:value="0.6892119139347973"/>
          <table:table-cell office:value-type="float" office:value="0.7070774104365163"/>
          <table:table-cell office:value-type="float" office:value="0.6930025079487032"/>
          <table:table-cell office:value-type="float" office:value="0.6659502555165393"/>
          <table:table-cell office:value-type="float" office:value="0.43017611410078593"/>
          <table:table-cell office:value-type="float" office:value="0.3326053137213669"/>
          <table:table-cell office:value-type="float" office:value="0.048785400189709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  <table:table-row>
          <table:table-cell office:value-type="string">
            <text:p>s9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9272548234486434"/>
          <table:table-cell office:value-type="float" office:value="0.39532630452962075"/>
          <table:table-cell office:value-type="float" office:value="0.569160496957232"/>
          <table:table-cell office:value-type="float" office:value="0.6806218161468925"/>
          <table:table-cell office:value-type="float" office:value="0.7784569500261359"/>
          <table:table-cell office:value-type="float" office:value="0.7511773620149312"/>
          <table:table-cell office:value-type="float" office:value="0.7246802661082357"/>
          <table:table-cell office:value-type="float" office:value="0.6033558604357186"/>
          <table:table-cell office:value-type="float" office:value="0.5090662675202199"/>
          <table:table-cell office:value-type="float" office:value="0.2691608933763709"/>
          <table:table-cell office:value-type="float" office:value="0.119952687071924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  <table:table-row>
          <table:table-cell office:value-type="string">
            <text:p>s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7914784222291878"/>
          <table:table-cell office:value-type="float" office:value="0.39960441194463386"/>
          <table:table-cell office:value-type="float" office:value="0.5817851867672243"/>
          <table:table-cell office:value-type="float" office:value="0.6437769024241082"/>
          <table:table-cell office:value-type="float" office:value="0.7313309555715595"/>
          <table:table-cell office:value-type="float" office:value="0.7898837599305375"/>
          <table:table-cell office:value-type="float" office:value="0.7590875665112753"/>
          <table:table-cell office:value-type="float" office:value="0.6084438291267624"/>
          <table:table-cell office:value-type="float" office:value="0.5516944722424729"/>
          <table:table-cell office:value-type="float" office:value="0.343220594552962"/>
          <table:table-cell office:value-type="float" office:value="0.104236938844755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</table:table-row>
      </table:table>
      <table:table table:name="probabilities"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x2</text:p>
          </table:table-cell>
        </table:table-row>
        <table:table-row>
          <table:table-cell office:value-type="string">
            <text:p>s1</text:p>
          </table:table-cell>
          <table:table-cell office:value-type="float" office:value="1.5631246982100376e-08"/>
        </table:table-row>
        <table:table-row>
          <table:table-cell office:value-type="string">
            <text:p>s2</text:p>
          </table:table-cell>
          <table:table-cell office:value-type="float" office:value="0.007672796173251562"/>
        </table:table-row>
        <table:table-row>
          <table:table-cell office:value-type="string">
            <text:p>s3</text:p>
          </table:table-cell>
          <table:table-cell office:value-type="float" office:value="0.022105038641579488"/>
        </table:table-row>
        <table:table-row>
          <table:table-cell office:value-type="string">
            <text:p>s4</text:p>
          </table:table-cell>
          <table:table-cell office:value-type="float" office:value="0.03169085305338154"/>
        </table:table-row>
        <table:table-row>
          <table:table-cell office:value-type="string">
            <text:p>s5</text:p>
          </table:table-cell>
          <table:table-cell office:value-type="float" office:value="0.03620275769373888"/>
        </table:table-row>
        <table:table-row>
          <table:table-cell office:value-type="string">
            <text:p>s6</text:p>
          </table:table-cell>
          <table:table-cell office:value-type="float" office:value="0.05266358220144687"/>
        </table:table-row>
        <table:table-row>
          <table:table-cell office:value-type="string">
            <text:p>s7</text:p>
          </table:table-cell>
          <table:table-cell office:value-type="float" office:value="0.12345800067917219"/>
        </table:table-row>
        <table:table-row>
          <table:table-cell office:value-type="string">
            <text:p>s8</text:p>
          </table:table-cell>
          <table:table-cell office:value-type="float" office:value="0.1758636874079692"/>
        </table:table-row>
        <table:table-row>
          <table:table-cell office:value-type="string">
            <text:p>s9</text:p>
          </table:table-cell>
          <table:table-cell office:value-type="float" office:value="0.209297273641181"/>
        </table:table-row>
        <table:table-row>
          <table:table-cell office:value-type="string">
            <text:p>s10</text:p>
          </table:table-cell>
          <table:table-cell office:value-type="float" office:value="0.34104599487703235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12-01T12:27:44.613760</meta:creation-date>
    <dc:date>2022-11-25T10:36:13.415362</dc:date>
    <meta:generator>http://pypi.python.org/pypi/ezodf/0.1.0$Python3.8.15 | packaged by conda-forge | (default, Nov 22 2022, 08:43:00) [MSC v.1929 64 bit (AMD64)]</meta:generator>
    <meta:document-statistic/>
    <meta:editing-cycles>21</meta:editing-cycles>
  </office:meta>
</office:document-meta>
</file>